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2F2F2"/>
    </style:style>
    <style:style style:name="ce6" style:family="table-cell" style:parent-style-name="Default" style:data-style-name="N19"/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3.59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2">
            <text:p>StudiKalender Tests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utzer-ID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rma Krieger</text:p>
          </table:table-cell>
          <table:table-cell office:value-type="float" office:value="10000" table:style-name="ce1">
            <text:p>100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Klasse</text:p>
          </table:table-cell>
          <table:table-cell office:value-type="string" table:style-name="ce2">
            <text:p>Funktion</text:p>
          </table:table-cell>
          <table:table-cell office:value-type="string" table:style-name="ce2">
            <text:p>Test-ID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Link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date" office:date-value="2020-06-21T00:00:00" table:style-name="ce6">
            <text:p>21.06.2020</text:p>
          </table:table-cell>
          <table:table-cell office:value-type="string" table:style-name="ce1">
            <text:p>PBearbeiten</text:p>
          </table:table-cell>
          <table:table-cell office:value-type="string" table:style-name="ce1">
            <text:p>ChangeButton</text:p>
          </table:table-cell>
          <table:table-cell office:value-type="float" office:value="10001" table:style-name="ce1">
            <text:p>10001</text:p>
          </table:table-cell>
          <table:table-cell office:value-type="string" table:style-name="ce1">
            <text:p>Email ist wohlgeformt (mit @ und .de)</text:p>
          </table:table-cell>
          <table:table-cell office:value-type="string" table:style-name="ce3">
            <text:p>https://gitlab.oth-regensburg.de/IM/SWP_IM4/swp_sose20/team6/-/tree/master/Produkt/Tests/TestID%2010000/Test_PBearbeiten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0002" table:style-name="ce1">
            <text:p>10002</text:p>
          </table:table-cell>
          <table:table-cell office:value-type="string" table:style-name="ce1">
            <text:p>Email ist wohlgeformt (mit @ und .com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3" table:style-name="ce1">
            <text:p>10003</text:p>
          </table:table-cell>
          <table:table-cell office:value-type="string" table:style-name="ce1">
            <text:p>Email ist nicht wohlgeformt (ohne @ und mit .de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4" table:style-name="ce1">
            <text:p>10004</text:p>
          </table:table-cell>
          <table:table-cell office:value-type="string" table:style-name="ce1">
            <text:p>Email ist nicht wohlgeformt (ohne @ und ohne .de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5" table:style-name="ce1">
            <text:p>10005</text:p>
          </table:table-cell>
          <table:table-cell office:value-type="string" table:style-name="ce1">
            <text:p>Email ist nicht wohlgeformt (mit @ und ohne .com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6" table:style-name="ce1">
            <text:p>10006</text:p>
          </table:table-cell>
          <table:table-cell office:value-type="string" table:style-name="ce1">
            <text:p>Email ist nicht wohlgeformt (ohne @ und mit .com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7" table:style-name="ce1">
            <text:p>10007</text:p>
          </table:table-cell>
          <table:table-cell office:value-type="string" table:style-name="ce1">
            <text:p>Email ist nicht wohlgeformt (ohne @ und ohne .com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08" table:style-name="ce1">
            <text:p>10008</text:p>
          </table:table-cell>
          <table:table-cell office:value-type="string" table:style-name="ce1">
            <text:p>Email ist nicht wohlgeformt (mit @ und ohne .com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4">
            <text:p>on_pushButtonChange_clicked()</text:p>
          </table:table-cell>
          <table:table-cell office:value-type="float" office:value="10009" table:style-name="ce1">
            <text:p>10009</text:p>
          </table:table-cell>
          <table:table-cell office:value-type="string" table:style-name="ce1">
            <text:p>Kein Feld ist aufgefüllt (passwortAlt, passwortNeu, email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0" table:style-name="ce1">
            <text:p>10010</text:p>
          </table:table-cell>
          <table:table-cell office:value-type="string" table:style-name="ce1">
            <text:p>email = 1, passwortAlt = 0, passwort Neu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1" table:style-name="ce1">
            <text:p>10011</text:p>
          </table:table-cell>
          <table:table-cell office:value-type="string" table:style-name="ce1">
            <text:p>email = 0, passwortAlt = 1, passwort Neu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2" table:style-name="ce1">
            <text:p>10012</text:p>
          </table:table-cell>
          <table:table-cell office:value-type="string" table:style-name="ce1">
            <text:p>email = 0, passwortAlt = 0, passwort Neu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3" table:style-name="ce1">
            <text:p>10013</text:p>
          </table:table-cell>
          <table:table-cell office:value-type="string" table:style-name="ce1">
            <text:p>email = 1, passwortAlt = 1, passwort Neu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4" table:style-name="ce1">
            <text:p>10014</text:p>
          </table:table-cell>
          <table:table-cell office:value-type="string" table:style-name="ce1">
            <text:p>email = 1, passwortAlt = 0, passwort Neu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5" table:style-name="ce1">
            <text:p>10015</text:p>
          </table:table-cell>
          <table:table-cell office:value-type="string" table:style-name="ce1">
            <text:p>email = 0, passwortAlt = 1, passwort Neu = 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on_ButtonExit_destroyed()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Nutzer bricht Vorgang ab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10" table:style-name="ce5"/>
          <table:table-cell table:number-columns-repeated="16373"/>
        </table:table-row>
        <table:table-row table:style-name="ro1">
          <table:table-cell office:value-type="date" office:date-value="2020-06-23T00:00:00" table:style-name="ce6">
            <text:p>23.06.2020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on_pushButton_clicked()</text:p>
          </table:table-cell>
          <table:table-cell office:value-type="float" office:value="10017" table:style-name="ce1">
            <text:p>10017</text:p>
          </table:table-cell>
          <table:table-cell office:value-type="string" table:style-name="ce1">
            <text:p>Nutzer bricht Vorgang ab<text:s/></text:p>
          </table:table-cell>
          <table:table-cell office:value-type="string" table:style-name="ce3">
            <text:p>https://gitlab.oth-regensburg.de/IM/SWP_IM4/swp_sose20/team6/-/tree/master/Produkt/Tests/TestID%2010000/Test_Username_Password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on_ButtonCheck_clicked()</text:p>
          </table:table-cell>
          <table:table-cell office:value-type="float" office:value="10018" table:style-name="ce1">
            <text:p>10018</text:p>
          </table:table-cell>
          <table:table-cell office:value-type="string" table:style-name="ce1">
            <text:p>Kein Feld ist ausgefüllt (Username, Sicherheitsfrage 1(S1), Sicherheitsfrage 2 (S2)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19" table:style-name="ce1">
            <text:p>10019</text:p>
          </table:table-cell>
          <table:table-cell office:value-type="string" table:style-name="ce1">
            <text:p>Email = 1, S1 = 0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20" table:style-name="ce1">
            <text:p>10020</text:p>
          </table:table-cell>
          <table:table-cell office:value-type="string" table:style-name="ce1">
            <text:p>Email = 0, S1 = 1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21" table:style-name="ce1">
            <text:p>10021</text:p>
          </table:table-cell>
          <table:table-cell office:value-type="string" table:style-name="ce1">
            <text:p>Email = 0, S1 = 0, S2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22" table:style-name="ce1">
            <text:p>10022</text:p>
          </table:table-cell>
          <table:table-cell office:value-type="string" table:style-name="ce1">
            <text:p>Email = 1, S1 = 1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23" table:style-name="ce1">
            <text:p>10023</text:p>
          </table:table-cell>
          <table:table-cell office:value-type="string" table:style-name="ce1">
            <text:p>Email = 1, S1 = 0, S2 = 1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10024" table:style-name="ce1">
            <text:p>10024</text:p>
          </table:table-cell>
          <table:table-cell office:value-type="string" table:style-name="ce1">
            <text:p>Email = 0, S1 = 1, S2 = 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ssword</text:p>
          </table:table-cell>
          <table:table-cell office:value-type="string" table:style-name="ce1">
            <text:p>on_ButtonCheck_clicked()</text:p>
          </table:table-cell>
          <table:table-cell office:value-type="float" office:value="10025" table:style-name="ce1">
            <text:p>10025</text:p>
          </table:table-cell>
          <table:table-cell office:value-type="string" table:style-name="ce1">
            <text:p>Kein Feld ist ausgefüllt (Username, S1, S2, Email, Passwort)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26" table:style-name="ce1">
            <text:p>10026</text:p>
          </table:table-cell>
          <table:table-cell office:value-type="string" table:style-name="ce1">
            <text:p>Username=0, S1=0, S2=0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27" table:style-name="ce1">
            <text:p>10027</text:p>
          </table:table-cell>
          <table:table-cell office:value-type="string" table:style-name="ce1">
            <text:p>Username=0, S1=0, S2=0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28" table:style-name="ce1">
            <text:p>10028</text:p>
          </table:table-cell>
          <table:table-cell office:value-type="string" table:style-name="ce1">
            <text:p>Username=0, S1=0, S2=0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29" table:style-name="ce1">
            <text:p>10029</text:p>
          </table:table-cell>
          <table:table-cell office:value-type="string" table:style-name="ce1">
            <text:p>Username=0, S1=0, S2=1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0" table:style-name="ce1">
            <text:p>10030</text:p>
          </table:table-cell>
          <table:table-cell office:value-type="string" table:style-name="ce1">
            <text:p>Username=0, S1=0, S2=1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1" table:style-name="ce1">
            <text:p>10031</text:p>
          </table:table-cell>
          <table:table-cell office:value-type="string" table:style-name="ce1">
            <text:p>Username=0, S1=0, S2=1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2" table:style-name="ce1">
            <text:p>10032</text:p>
          </table:table-cell>
          <table:table-cell office:value-type="string" table:style-name="ce1">
            <text:p>Username=0, S1=0, S2=1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3" table:style-name="ce1">
            <text:p>10033</text:p>
          </table:table-cell>
          <table:table-cell office:value-type="string" table:style-name="ce1">
            <text:p>Username=0, S1=1, S2=0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4" table:style-name="ce1">
            <text:p>10034</text:p>
          </table:table-cell>
          <table:table-cell office:value-type="string" table:style-name="ce1">
            <text:p>Username=0, S1=1, S2=0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5" table:style-name="ce1">
            <text:p>10035</text:p>
          </table:table-cell>
          <table:table-cell office:value-type="string" table:style-name="ce1">
            <text:p>Username=0, S1=1, S2=0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6" table:style-name="ce1">
            <text:p>10036</text:p>
          </table:table-cell>
          <table:table-cell office:value-type="string" table:style-name="ce1">
            <text:p>Username=0, S1=1, S2=0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7" table:style-name="ce1">
            <text:p>10037</text:p>
          </table:table-cell>
          <table:table-cell office:value-type="string" table:style-name="ce1">
            <text:p>Username=0, S1=1, S2=1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38" table:style-name="ce1">
            <text:p>10038</text:p>
          </table:table-cell>
          <table:table-cell office:value-type="string" table:style-name="ce1">
            <text:p>Username=0, S1=1, S2=1, Email=1, PW=0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style-name="ce1"/>
          <table:table-cell office:value-type="float" office:value="10039" table:style-name="ce1">
            <text:p>10039</text:p>
          </table:table-cell>
          <table:table-cell office:value-type="string" table:style-name="ce1">
            <text:p>Username=0, S1=1, S2=1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0" table:style-name="ce1">
            <text:p>10040</text:p>
          </table:table-cell>
          <table:table-cell office:value-type="string" table:style-name="ce1">
            <text:p>Username=1, S1=0, S2=0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1" table:style-name="ce1">
            <text:p>10041</text:p>
          </table:table-cell>
          <table:table-cell office:value-type="string" table:style-name="ce1">
            <text:p>Username=1, S1=0, S2=0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2" table:style-name="ce1">
            <text:p>10042</text:p>
          </table:table-cell>
          <table:table-cell office:value-type="string" table:style-name="ce1">
            <text:p>Username=1, S1=0, S2=0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3" table:style-name="ce1">
            <text:p>10043</text:p>
          </table:table-cell>
          <table:table-cell office:value-type="string" table:style-name="ce1">
            <text:p>Username=1, S1=0, S2=0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4" table:style-name="ce1">
            <text:p>10044</text:p>
          </table:table-cell>
          <table:table-cell office:value-type="string" table:style-name="ce1">
            <text:p>Username=1, S1=0, S2=1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5" table:style-name="ce1">
            <text:p>10045</text:p>
          </table:table-cell>
          <table:table-cell office:value-type="string" table:style-name="ce1">
            <text:p>Username=1, S1=0, S2=1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6" table:style-name="ce1">
            <text:p>10046</text:p>
          </table:table-cell>
          <table:table-cell office:value-type="string" table:style-name="ce1">
            <text:p>Username=1, S1=0, S2=1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7" table:style-name="ce1">
            <text:p>10047</text:p>
          </table:table-cell>
          <table:table-cell office:value-type="string" table:style-name="ce1">
            <text:p>Username=1, S1=0, S2=1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8" table:style-name="ce1">
            <text:p>10048</text:p>
          </table:table-cell>
          <table:table-cell office:value-type="string" table:style-name="ce1">
            <text:p>Username=1, S1=0, S2=0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49" table:style-name="ce1">
            <text:p>10049</text:p>
          </table:table-cell>
          <table:table-cell office:value-type="string" table:style-name="ce1">
            <text:p>Username=1, S1=1, S2=0, Email=0, PW=1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style-name="ce1"/>
          <table:table-cell office:value-type="float" office:value="10050" table:style-name="ce1">
            <text:p>10050</text:p>
          </table:table-cell>
          <table:table-cell office:value-type="string" table:style-name="ce1">
            <text:p>Username=1, S1=1, S2=0, Email=1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51" table:style-name="ce1">
            <text:p>10051</text:p>
          </table:table-cell>
          <table:table-cell office:value-type="string" table:style-name="ce1">
            <text:p>Username=1, S1=1, S2=0, Email=1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52" table:style-name="ce1">
            <text:p>10052</text:p>
          </table:table-cell>
          <table:table-cell office:value-type="string" table:style-name="ce1">
            <text:p>Username=1, S1=1, S2=1, Email=0, PW=0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53" table:style-name="ce1">
            <text:p>10053</text:p>
          </table:table-cell>
          <table:table-cell office:value-type="string" table:style-name="ce1">
            <text:p>Username=1, S1=1, S2=1, Email=0, PW=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float" office:value="10054" table:style-name="ce1">
            <text:p>10054</text:p>
          </table:table-cell>
          <table:table-cell office:value-type="string" table:style-name="ce1">
            <text:p>Username=1, S1=1, S2=1, Email=1, PW=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10055" table:style-name="ce1">
            <text:p>10055</text:p>
          </table:table-cell>
          <table:table-cell office:value-type="string" table:style-name="ce1">
            <text:p>Username=1, S1=1, S2=1, Email=1, PW=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56" table:style-name="ce1">
            <text:p>10056</text:p>
          </table:table-cell>
          <table:table-cell office:value-type="string" table:style-name="ce1">
            <text:p>Username=1, S1=0, S2=0, Email=0, PW=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57" table:style-name="ce1">
            <text:p>10057</text:p>
          </table:table-cell>
          <table:table-cell office:value-type="string" table:style-name="ce1">
            <text:p>Username=1, S1=0, S2=0, Email=0, PW=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on_pushButton_clicked()</text:p>
          </table:table-cell>
          <table:table-cell office:value-type="float" office:value="10057" table:style-name="ce1">
            <text:p>10057</text:p>
          </table:table-cell>
          <table:table-cell office:value-type="string" table:style-name="ce1">
            <text:p>Nutzer bricht Vorgang ab<text:s/>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date" office:date-value="2020-06-24T00:00:00" table:style-name="ce6">
            <text:p>24.06.2020</text:p>
          </table:table-cell>
          <table:table-cell office:value-type="string" table:style-name="ce1">
            <text:p>deleteprofil</text:p>
          </table:table-cell>
          <table:table-cell office:value-type="string" table:style-name="ce1">
            <text:p>on_ButtonExit_destroyed()</text:p>
          </table:table-cell>
          <table:table-cell office:value-type="float" office:value="10058" table:style-name="ce1">
            <text:p>10058</text:p>
          </table:table-cell>
          <table:table-cell office:value-type="string" table:style-name="ce1">
            <text:p>Nutzer bricht Vorgang ab<text:s/></text:p>
          </table:table-cell>
          <table:table-cell office:value-type="string" table:style-name="ce3">
            <text:p>https://gitlab.oth-regensburg.de/IM/SWP_IM4/swp_sose20/team6/-/tree/master/Produkt/Tests/TestID%2010000/Test_DeleteProf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on_ButtonLoeschen_clicked()</text:p>
          </table:table-cell>
          <table:table-cell office:value-type="float" office:value="10059" table:style-name="ce1">
            <text:p>10059</text:p>
          </table:table-cell>
          <table:table-cell office:value-type="string" table:style-name="ce1">
            <text:p>Kein Feld ausgefüllt (S1, S2, PW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0" table:style-name="ce1">
            <text:p>10060</text:p>
          </table:table-cell>
          <table:table-cell office:value-type="string" table:style-name="ce1">
            <text:p>PW = 1, S1 = 0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1" table:style-name="ce1">
            <text:p>10061</text:p>
          </table:table-cell>
          <table:table-cell office:value-type="string" table:style-name="ce1">
            <text:p>PW = 0, S1 = 1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2" table:style-name="ce1">
            <text:p>10062</text:p>
          </table:table-cell>
          <table:table-cell office:value-type="string" table:style-name="ce1">
            <text:p>PW= 0, S1 = 0, S2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3" table:style-name="ce1">
            <text:p>10063</text:p>
          </table:table-cell>
          <table:table-cell office:value-type="string" table:style-name="ce1">
            <text:p>PW = 1, S1 = 1, S2 = 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4" table:style-name="ce1">
            <text:p>10064</text:p>
          </table:table-cell>
          <table:table-cell office:value-type="string" table:style-name="ce1">
            <text:p>PW = 1, S1 = 0, S2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5" table:style-name="ce1">
            <text:p>10065</text:p>
          </table:table-cell>
          <table:table-cell office:value-type="string" table:style-name="ce1">
            <text:p>PW = 0, S1 = 1, S2 = 1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date" office:date-value="2020-06-22T00:00:00" table:style-name="ce6">
            <text:p>22.06.2020</text:p>
          </table:table-cell>
          <table:table-cell office:value-type="string" table:style-name="ce1">
            <text:p>mainwindow</text:p>
          </table:table-cell>
          <table:table-cell office:value-type="string" table:style-name="ce1">
            <text:p>on_pushButtonLogIn_clicked()</text:p>
          </table:table-cell>
          <table:table-cell office:value-type="float" office:value="10066" table:style-name="ce1">
            <text:p>10066</text:p>
          </table:table-cell>
          <table:table-cell office:value-type="string" table:style-name="ce1">
            <text:p>User wird auf die Startseite geleitet; User+Pw=richtig</text:p>
          </table:table-cell>
          <table:table-cell office:value-type="string" table:style-name="ce3">
            <text:p>https://gitlab.oth-regensburg.de/IM/SWP_IM4/swp_sose20/team6/-/tree/master/Produkt/Tests/TestID%2010000/Test_Mainwindow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0067" table:style-name="ce1">
            <text:p>10067</text:p>
          </table:table-cell>
          <table:table-cell office:value-type="string" table:style-name="ce1">
            <text:p>Benutzername= falsch, PW = Richtig; Error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8" table:style-name="ce1">
            <text:p>10068</text:p>
          </table:table-cell>
          <table:table-cell office:value-type="string" table:style-name="ce1">
            <text:p>Benutzername= Richtig, PW = Falsch; Error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69" table:style-name="ce1">
            <text:p>10069</text:p>
          </table:table-cell>
          <table:table-cell office:value-type="string" table:style-name="ce1">
            <text:p>Benutzername=Falsch, PW=Falsch; Err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0070" table:style-name="ce1">
            <text:p>10070</text:p>
          </table:table-cell>
          <table:table-cell office:value-type="string" table:style-name="ce1">
            <text:p>Kein Feld ist ausgefüllt (Benutzername, PW)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70" table:style-name="ce1">
            <text:p>10070</text:p>
          </table:table-cell>
          <table:table-cell office:value-type="string" table:style-name="ce1">
            <text:p>Benutzername = 0, PW = 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10070" table:style-name="ce1">
            <text:p>10070</text:p>
          </table:table-cell>
          <table:table-cell office:value-type="string" table:style-name="ce1">
            <text:p>Benutzername = 1, <text:s/>PW = 0</text:p>
          </table:table-cell>
          <table:table-cell table:number-columns-repeated="16379" table:style-name="ce1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Josef Lanzl</meta:initial-creator>
    <dc:creator>Irma Krieger</dc:creator>
    <meta:creation-date>2020-06-15T07:43:43Z</meta:creation-date>
    <dc:date>2020-07-06T18:48:01Z</dc:date>
    <meta:editing-duration>PT0S</meta:editing-duration>
    <meta:user-defined meta:name="ContentTypeId">0x010100A2ACDC4A50F36B4E911E2BB7EE279F64</meta:user-defined>
  </office:meta>
</office:document-meta>
</file>